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 for Powerline" svg:font-family="'Fira Mono for Powerline'" style:font-family-generic="swiss" style:font-pitch="variable"/>
    <style:font-face style:name="Fira Mono for Powerline1" svg:font-family="'Fira Mono for Powerline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8.64pt"/>
    </style:style>
    <style:style style:name="co2" style:family="table-column">
      <style:table-column-properties fo:break-before="auto" style:column-width="74.64pt"/>
    </style:style>
    <style:style style:name="co3" style:family="table-column">
      <style:table-column-properties fo:break-before="auto" style:column-width="80.6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rt-compare" table:style-name="ta1">
        <table:shapes>
          <draw:frame draw:z-index="0" draw:style-name="gr1" draw:text-style-name="P1" svg:width="453.51pt" svg:height="391.52pt" svg:x="292.54pt" svg:y="0pt">
            <draw:object draw:notify-on-update-of-ranges="'sort-compare'.A1:'sort-compare'.A1 'sort-compare'.A2:'sort-compare'.A11 'sort-compare'.B1:'sort-compare'.B1 'sort-compare'.B2:'sort-compare'.B11 'sort-compare'.C1:'sort-compare'.C1 'sort-compare'.C2:'sort-compare'.C11 'sort-compare'.D1:'sort-compare'.D1 'sort-compare'.D2:'sort-compare'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Insert sort</text:p>
          </table:table-cell>
          <table:table-cell office:value-type="string" calcext:value-type="string">
            <text:p><text:s/>Quick sort</text:p>
          </table:table-cell>
          <table:table-cell office:value-type="string" calcext:value-type="string">
            <text:p><text:s/>Bubble sort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.027" calcext:value-type="float">
            <text:p>4.027</text:p>
          </table:table-cell>
          <table:table-cell office:value-type="float" office:value="0.736" calcext:value-type="float">
            <text:p>0.736</text:p>
          </table:table-cell>
          <table:table-cell office:value-type="float" office:value="16.796" calcext:value-type="float">
            <text:p>16.79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.39" calcext:value-type="float">
            <text:p>12.39</text:p>
          </table:table-cell>
          <table:table-cell office:value-type="float" office:value="0.832" calcext:value-type="float">
            <text:p>0.832</text:p>
          </table:table-cell>
          <table:table-cell office:value-type="float" office:value="78.882" calcext:value-type="float">
            <text:p>78.88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8.852" calcext:value-type="float">
            <text:p>28.852</text:p>
          </table:table-cell>
          <table:table-cell office:value-type="float" office:value="0.939" calcext:value-type="float">
            <text:p>0.939</text:p>
          </table:table-cell>
          <table:table-cell office:value-type="float" office:value="185.739" calcext:value-type="float">
            <text:p>185.73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4.415" calcext:value-type="float">
            <text:p>54.415</text:p>
          </table:table-cell>
          <table:table-cell office:value-type="float" office:value="1.311" calcext:value-type="float">
            <text:p>1.311</text:p>
          </table:table-cell>
          <table:table-cell office:value-type="float" office:value="334.766" calcext:value-type="float">
            <text:p>334.76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6.032" calcext:value-type="float">
            <text:p>86.032</text:p>
          </table:table-cell>
          <table:table-cell office:value-type="float" office:value="1.666" calcext:value-type="float">
            <text:p>1.666</text:p>
          </table:table-cell>
          <table:table-cell office:value-type="float" office:value="524.592" calcext:value-type="float">
            <text:p>524.592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26.192" calcext:value-type="float">
            <text:p>126.192</text:p>
          </table:table-cell>
          <table:table-cell office:value-type="float" office:value="2.074" calcext:value-type="float">
            <text:p>2.074</text:p>
          </table:table-cell>
          <table:table-cell office:value-type="float" office:value="764.516" calcext:value-type="float">
            <text:p>764.51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75.847" calcext:value-type="float">
            <text:p>175.847</text:p>
          </table:table-cell>
          <table:table-cell office:value-type="float" office:value="2.418" calcext:value-type="float">
            <text:p>2.418</text:p>
          </table:table-cell>
          <table:table-cell office:value-type="float" office:value="1034.481" calcext:value-type="float">
            <text:p>1034.48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33.542" calcext:value-type="float">
            <text:p>233.542</text:p>
          </table:table-cell>
          <table:table-cell office:value-type="float" office:value="2.754" calcext:value-type="float">
            <text:p>2.754</text:p>
          </table:table-cell>
          <table:table-cell office:value-type="float" office:value="1388.127" calcext:value-type="float">
            <text:p>1388.127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99.624" calcext:value-type="float">
            <text:p>299.624</text:p>
          </table:table-cell>
          <table:table-cell office:value-type="float" office:value="3.242" calcext:value-type="float">
            <text:p>3.242</text:p>
          </table:table-cell>
          <table:table-cell office:value-type="float" office:value="1735.355" calcext:value-type="float">
            <text:p>1735.35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73.975" calcext:value-type="float">
            <text:p>373.975</text:p>
          </table:table-cell>
          <table:table-cell office:value-type="float" office:value="3.437" calcext:value-type="float">
            <text:p>3.437</text:p>
          </table:table-cell>
          <table:table-cell office:value-type="float" office:value="2195.241" calcext:value-type="float">
            <text:p>2195.2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 for Powerline" svg:font-family="'Fira Mono for Powerline'" style:font-family-generic="swiss" style:font-pitch="variable"/>
    <style:font-face style:name="Fira Mono for Powerline1" svg:font-family="'Fira Mono for Powerline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Fira Mono for Powerline" fo:language="en" fo:country="US" style:font-name-asian="Fira Mono for Powerline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Fira Mono for Powerline'" style:font-family-generic="roman" style:font-pitch="variable" fo:font-size="12pt" fo:language="en" fo:country="US" style:letter-kerning="true" style:font-name-asian="Fira Mono for Powerline1" style:font-size-asian="12pt" style:language-asian="zh" style:country-asian="CN" style:font-name-complex="Fira Mono for Powerline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6T10:40:22.046279275</dc:date>
    <meta:editing-duration>PT1M41S</meta:editing-duration>
    <meta:editing-cycles>1</meta:editing-cycles>
    <meta:document-statistic meta:table-count="1" meta:cell-count="44" meta:object-count="1"/>
    <meta:generator>LibreOffice/6.1.0.3$Linux_X86_64 LibreOffice_project/1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13.813cm" xlink:href=".." xlink:type="simple" chart:class="chart:line" chart:style-name="ch1">
        <chart:legend chart:legend-position="end" svg:x="12.116cm" svg:y="6.109cm" style:legend-expansion="high" chart:style-name="ch2"/>
        <chart:plot-area chart:style-name="ch3" table:cell-range-address="'sort-compare'.A1:'sort-compare'.D11" chart:data-source-has-labels="both" svg:x="0.32cm" svg:y="0.276cm" svg:width="11.476cm" svg:height="13.261cm">
          <chartooo:coordinate-region svg:x="1.418cm" svg:y="0.475cm" svg:width="9.847cm" svg:height="12.415cm"/>
          <chart:axis chart:dimension="x" chart:name="primary-x" chart:style-name="ch4" chartooo:axis-type="auto">
            <chartooo:date-scale/>
            <chart:categories table:cell-range-address="'sort-compare'.A2:'sort-compare'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ort-compare'.B2:'sort-compare'.B11" chart:label-cell-address="'sort-compare'.B1:'sort-compare'.B1" chart:class="chart:line">
            <chart:data-point chart:repeated="10"/>
          </chart:series>
          <chart:series chart:style-name="ch7" chart:values-cell-range-address="'sort-compare'.C2:'sort-compare'.C11" chart:label-cell-address="'sort-compare'.C1:'sort-compare'.C1" chart:class="chart:line">
            <chart:data-point chart:repeated="10"/>
          </chart:series>
          <chart:series chart:style-name="ch8" chart:values-cell-range-address="'sort-compare'.D2:'sort-compare'.D11" chart:label-cell-address="'sort-compare'.D1:'sort-compare'.D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 sort</text:p>
                <draw:g>
                  <svg:desc>'sort-compare'.B1:'sort-compare'.B1</svg:desc>
                </draw:g>
              </table:table-cell>
              <table:table-cell office:value-type="string">
                <text:p> Quick sort</text:p>
                <draw:g>
                  <svg:desc>'sort-compare'.C1:'sort-compare'.C1</svg:desc>
                </draw:g>
              </table:table-cell>
              <table:table-cell office:value-type="string">
                <text:p> Bubble sort</text:p>
                <draw:g>
                  <svg:desc>'sort-compare'.D1:'sort-compare'.D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sort-compare'.A2:'sort-compare'.A11</svg:desc>
                </draw:g>
              </table:table-cell>
              <table:table-cell office:value-type="float" office:value="4.027">
                <text:p>4.027</text:p>
                <draw:g>
                  <svg:desc>'sort-compare'.B2:'sort-compare'.B11</svg:desc>
                </draw:g>
              </table:table-cell>
              <table:table-cell office:value-type="float" office:value="0.736">
                <text:p>0.736</text:p>
                <draw:g>
                  <svg:desc>'sort-compare'.C2:'sort-compare'.C11</svg:desc>
                </draw:g>
              </table:table-cell>
              <table:table-cell office:value-type="float" office:value="16.796">
                <text:p>16.796</text:p>
                <draw:g>
                  <svg:desc>'sort-compare'.D2:'sort-compare'.D1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2.39">
                <text:p>12.39</text:p>
              </table:table-cell>
              <table:table-cell office:value-type="float" office:value="0.832">
                <text:p>0.832</text:p>
              </table:table-cell>
              <table:table-cell office:value-type="float" office:value="78.882">
                <text:p>78.88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8.852">
                <text:p>28.852</text:p>
              </table:table-cell>
              <table:table-cell office:value-type="float" office:value="0.939">
                <text:p>0.939</text:p>
              </table:table-cell>
              <table:table-cell office:value-type="float" office:value="185.739">
                <text:p>185.73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54.415">
                <text:p>54.415</text:p>
              </table:table-cell>
              <table:table-cell office:value-type="float" office:value="1.311">
                <text:p>1.311</text:p>
              </table:table-cell>
              <table:table-cell office:value-type="float" office:value="334.766">
                <text:p>334.76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86.032">
                <text:p>86.032</text:p>
              </table:table-cell>
              <table:table-cell office:value-type="float" office:value="1.666">
                <text:p>1.666</text:p>
              </table:table-cell>
              <table:table-cell office:value-type="float" office:value="524.592">
                <text:p>524.59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26.192">
                <text:p>126.192</text:p>
              </table:table-cell>
              <table:table-cell office:value-type="float" office:value="2.074">
                <text:p>2.074</text:p>
              </table:table-cell>
              <table:table-cell office:value-type="float" office:value="764.516">
                <text:p>764.516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75.847">
                <text:p>175.847</text:p>
              </table:table-cell>
              <table:table-cell office:value-type="float" office:value="2.418">
                <text:p>2.418</text:p>
              </table:table-cell>
              <table:table-cell office:value-type="float" office:value="1034.481">
                <text:p>1034.481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33.542">
                <text:p>233.542</text:p>
              </table:table-cell>
              <table:table-cell office:value-type="float" office:value="2.754">
                <text:p>2.754</text:p>
              </table:table-cell>
              <table:table-cell office:value-type="float" office:value="1388.127">
                <text:p>1388.127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99.624">
                <text:p>299.624</text:p>
              </table:table-cell>
              <table:table-cell office:value-type="float" office:value="3.242">
                <text:p>3.242</text:p>
              </table:table-cell>
              <table:table-cell office:value-type="float" office:value="1735.355">
                <text:p>1735.35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73.975">
                <text:p>373.975</text:p>
              </table:table-cell>
              <table:table-cell office:value-type="float" office:value="3.437">
                <text:p>3.437</text:p>
              </table:table-cell>
              <table:table-cell office:value-type="float" office:value="2195.241">
                <text:p>2195.2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